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711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111">
      <style:table-cell-properties fo:background-color="#ffff00"/>
      <style:text-properties fo:font-size="14pt" style:font-size-asian="14pt" style:font-size-complex="14pt"/>
    </style:style>
    <style:style style:name="ce4" style:family="table-cell" style:parent-style-name="Default" style:data-style-name="N111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111">
      <style:table-cell-properties fo:background-color="#ffff00"/>
    </style:style>
    <style:style style:name="ce6" style:family="table-cell" style:parent-style-name="Default" style:data-style-name="N111">
      <style:table-cell-properties fo:background-color="#ff99ff"/>
      <style:text-properties fo:font-size="14pt" style:font-size-asian="14pt" style:font-size-complex="14pt"/>
    </style:style>
    <style:style style:name="ce7" style:family="table-cell" style:parent-style-name="Default" style:data-style-name="N111">
      <style:table-cell-properties fo:background-color="#ff99ff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ackground-color="#ff99ff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Average&amp;Comparison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1015" table:default-cell-style-name="ce2"/>
        <table:table-row table:style-name="ro1"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&lt;DDG_HYD&gt;</text:p>
          </table:table-cell>
          <table:table-cell office:value-type="string" calcext:value-type="string">
            <text:p>is the absolute hydration free energy</text:p>
          </table:table-cell>
          <table:table-cell table:number-columns-repeated="2"/>
          <table:table-cell office:value-type="string" calcext:value-type="string">
            <text:p>&lt;DG_hyd&gt; is the relative free energy of hydration (w.r.t methane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lecule</text:p>
          </table:table-cell>
          <table:table-cell table:style-name="ce1" office:value-type="string" calcext:value-type="string">
            <text:p>&lt;DDG_HYD&gt;</text:p>
          </table:table-cell>
          <table:table-cell table:style-name="ce1" office:value-type="string" calcext:value-type="string">
            <text:p>std.er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opentane</text:p>
          </table:table-cell>
          <table:table-cell table:formula="of:=AVERAGE(['Raw Data'.I4];['Raw Data'.I16];['Raw Data'.I28])" office:value-type="float" office:value="2.70578666666666" calcext:value-type="float">
            <text:p>2.7058</text:p>
          </table:table-cell>
          <table:table-cell table:formula="of:=STDEV(['Raw Data'.I4];['Raw Data'.I16];['Raw Data'.I28])/SQRT(2)" office:value-type="float" office:value="0.0562477187685568" calcext:value-type="float">
            <text:p>0.05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methylindole</text:p>
          </table:table-cell>
          <table:table-cell table:formula="of:=AVERAGE(['Raw Data'.I5];['Raw Data'.I17];['Raw Data'.I29])" office:value-type="float" office:value="-6.05550333333333" calcext:value-type="float">
            <text:p>-6.0555</text:p>
          </table:table-cell>
          <table:table-cell table:formula="of:=STDEV(['Raw Data'.I5];['Raw Data'.I17];['Raw Data'.I29])/SQRT(2)" office:value-type="float" office:value="0.0383149953238502" calcext:value-type="float">
            <text:p>0.03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methylfuran</text:p>
          </table:table-cell>
          <table:table-cell table:formula="of:=AVERAGE(['Raw Data'.I6];['Raw Data'.I18];['Raw Data'.I30])" office:value-type="float" office:value="-0.387596666666666" calcext:value-type="float">
            <text:p>-0.3876</text:p>
          </table:table-cell>
          <table:table-cell table:formula="of:=STDEV(['Raw Data'.I6];['Raw Data'.I18];['Raw Data'.I30])/SQRT(2)" office:value-type="float" office:value="0.0192065305733928" calcext:value-type="float">
            <text:p>0.01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hanol</text:p>
          </table:table-cell>
          <table:table-cell table:formula="of:=AVERAGE(['Raw Data'.I7];['Raw Data'.I19];['Raw Data'.I31])" office:value-type="float" office:value="-3.69848666666667" calcext:value-type="float">
            <text:p>-3.6985</text:p>
          </table:table-cell>
          <table:table-cell table:formula="of:=STDEV(['Raw Data'.I7];['Raw Data'.I19];['Raw Data'.I31])/SQRT(2)" office:value-type="float" office:value="0.051116073955916" calcext:value-type="float">
            <text:p>0.05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thane</text:p>
          </table:table-cell>
          <table:table-cell table:formula="of:=AVERAGE(['Raw Data'.I8];['Raw Data'.I20];['Raw Data'.I32])" office:value-type="float" office:value="2.56129" calcext:value-type="float">
            <text:p>2.5613</text:p>
          </table:table-cell>
          <table:table-cell table:formula="of:=STDEV(['Raw Data'.I8];['Raw Data'.I20];['Raw Data'.I32])/SQRT(2)" office:value-type="float" office:value="0.00218063064272749" calcext:value-type="float">
            <text:p>0.0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hane</text:p>
          </table:table-cell>
          <table:table-cell table:formula="of:=AVERAGE(['Raw Data'.I9];['Raw Data'.I21];['Raw Data'.I33])" office:value-type="float" office:value="2.51560333333333" calcext:value-type="float">
            <text:p>2.5156</text:p>
          </table:table-cell>
          <table:table-cell table:formula="of:=STDEV(['Raw Data'.I9];['Raw Data'.I21];['Raw Data'.I33])/SQRT(2)" office:value-type="float" office:value="0.0212251152332953" calcext:value-type="float">
            <text:p>0.02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luene</text:p>
          </table:table-cell>
          <table:table-cell table:formula="of:=AVERAGE(['Raw Data'.I10];['Raw Data'.I22];['Raw Data'.I34])" office:value-type="float" office:value="-0.548996666666667" calcext:value-type="float">
            <text:p>-0.5490</text:p>
          </table:table-cell>
          <table:table-cell table:formula="of:=STDEV(['Raw Data'.I10];['Raw Data'.I22];['Raw Data'.I34])/SQRT(2)" office:value-type="float" office:value="0.0222808845575451" calcext:value-type="float">
            <text:p>0.02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From absolute calcualtions</text:p>
          </table:table-cell>
          <table:table-cell table:style-name="ce5" table:number-columns-repeated="2"/>
          <table:table-cell/>
          <table:table-cell table:style-name="ce6" office:value-type="string" calcext:value-type="string">
            <text:p>From relative calculations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orph</text:p>
          </table:table-cell>
          <table:table-cell table:style-name="ce4" office:value-type="string" calcext:value-type="string">
            <text:p>&lt;DG_hyd&gt;</text:p>
          </table:table-cell>
          <table:table-cell table:style-name="ce4" office:value-type="string" calcext:value-type="string">
            <text:p>std.err</text:p>
          </table:table-cell>
          <table:table-cell/>
          <table:table-cell table:style-name="ce7" office:value-type="string" calcext:value-type="string">
            <text:p>morph</text:p>
          </table:table-cell>
          <table:table-cell table:style-name="ce7" office:value-type="string" calcext:value-type="string">
            <text:p>&lt;DG_hyd&gt;</text:p>
          </table:table-cell>
          <table:table-cell table:style-name="ce7" office:value-type="string" calcext:value-type="string">
            <text:p>std.err</text:p>
          </table:table-cell>
          <table:table-cell/>
          <table:table-cell office:value-type="string" calcext:value-type="string">
            <text:p>Abs(Diff(A-R)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hane~ethane</text:p>
          </table:table-cell>
          <table:table-cell table:formula="of:=[.B8]-[.B9]" office:value-type="float" office:value="0.0456866666666653" calcext:value-type="float">
            <text:p>0.0457</text:p>
          </table:table-cell>
          <table:table-cell table:formula="of:=SQRT([.C9]^2+[.C8]^2)" office:value-type="float" office:value="0.0213368382537495" calcext:value-type="float">
            <text:p>0.0213</text:p>
          </table:table-cell>
          <table:table-cell/>
          <table:table-cell office:value-type="string" calcext:value-type="string">
            <text:p>methane~ethane</text:p>
          </table:table-cell>
          <table:table-cell office:value-type="float" office:value="0.160286666666667" calcext:value-type="float">
            <text:p>0.1603</text:p>
          </table:table-cell>
          <table:table-cell office:value-type="float" office:value="0.0413338853457766" calcext:value-type="float">
            <text:p>0.0413</text:p>
          </table:table-cell>
          <table:table-cell/>
          <table:table-cell table:formula="of:=ABS([.B14]-[.F14])" office:value-type="float" office:value="0.114600000000002" calcext:value-type="float">
            <text:p>0.11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hane~methane</text:p>
          </table:table-cell>
          <table:table-cell table:formula="of:=[.B14]*-1" office:value-type="float" office:value="-0.0456866666666653" calcext:value-type="float">
            <text:p>-0.0457</text:p>
          </table:table-cell>
          <table:table-cell table:formula="of:=[.C14]" office:value-type="float" office:value="0.0213368382537495" calcext:value-type="float">
            <text:p>0.0213</text:p>
          </table:table-cell>
          <table:table-cell/>
          <table:table-cell office:value-type="string" calcext:value-type="string">
            <text:p>ethane~methane</text:p>
          </table:table-cell>
          <table:table-cell office:value-type="float" office:value="0.00823333333333368" calcext:value-type="float">
            <text:p>0.0082</text:p>
          </table:table-cell>
          <table:table-cell office:value-type="float" office:value="0.0212293266758765" calcext:value-type="float">
            <text:p>0.0212</text:p>
          </table:table-cell>
          <table:table-cell/>
          <table:table-cell table:formula="of:=ABS([.B15]-[.F15])" office:value-type="float" office:value="0.053919999999999" calcext:value-type="float">
            <text:p>0.05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hane~methanol</text:p>
          </table:table-cell>
          <table:table-cell table:formula="of:=[.B7]-[.B8]" office:value-type="float" office:value="-6.25977666666666" calcext:value-type="float">
            <text:p>-6.2598</text:p>
          </table:table-cell>
          <table:table-cell table:formula="of:=SQRT([.C8]^2+[.C7]^2)" office:value-type="float" office:value="0.0511625660680412" calcext:value-type="float">
            <text:p>0.0512</text:p>
          </table:table-cell>
          <table:table-cell/>
          <table:table-cell office:value-type="string" calcext:value-type="string">
            <text:p>ethane~methanol</text:p>
          </table:table-cell>
          <table:table-cell office:value-type="float" office:value="-6.14755666666667" calcext:value-type="float">
            <text:p>-6.1476</text:p>
          </table:table-cell>
          <table:table-cell office:value-type="float" office:value="0.0311711497666949" calcext:value-type="float">
            <text:p>0.0312</text:p>
          </table:table-cell>
          <table:table-cell/>
          <table:table-cell table:formula="of:=ABS([.B16]-[.F16])" office:value-type="float" office:value="0.112219999999994" calcext:value-type="float">
            <text:p>0.1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hanol~ethane</text:p>
          </table:table-cell>
          <table:table-cell table:formula="of:=[.B16]*-1" office:value-type="float" office:value="6.25977666666666" calcext:value-type="float">
            <text:p>6.2598</text:p>
          </table:table-cell>
          <table:table-cell table:formula="of:=[.C16]" office:value-type="float" office:value="0.0511625660680412" calcext:value-type="float">
            <text:p>0.0512</text:p>
          </table:table-cell>
          <table:table-cell/>
          <table:table-cell office:value-type="string" calcext:value-type="string">
            <text:p>methanol~ethane</text:p>
          </table:table-cell>
          <table:table-cell office:value-type="float" office:value="6.09938333333334" calcext:value-type="float">
            <text:p>6.0994</text:p>
          </table:table-cell>
          <table:table-cell office:value-type="float" office:value="0.00483531913229202" calcext:value-type="float">
            <text:p>0.0048</text:p>
          </table:table-cell>
          <table:table-cell/>
          <table:table-cell table:formula="of:=ABS([.B17]-[.F17])" office:value-type="float" office:value="0.160393333333325" calcext:value-type="float">
            <text:p>0.16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hane~methanol</text:p>
          </table:table-cell>
          <table:table-cell table:formula="of:=[.B7]-[.B9]" office:value-type="float" office:value="-6.21409" calcext:value-type="float">
            <text:p>-6.2141</text:p>
          </table:table-cell>
          <table:table-cell table:formula="of:=SQRT([.C9]^2+[.C7]^2)" office:value-type="float" office:value="0.0553476154259001" calcext:value-type="float">
            <text:p>0.0553</text:p>
          </table:table-cell>
          <table:table-cell/>
          <table:table-cell office:value-type="string" calcext:value-type="string">
            <text:p>methane~methanol</text:p>
          </table:table-cell>
          <table:table-cell office:value-type="float" office:value="-6.15393" calcext:value-type="float">
            <text:p>-6.1539</text:p>
          </table:table-cell>
          <table:table-cell office:value-type="float" office:value="0.0169824379875207" calcext:value-type="float">
            <text:p>0.0170</text:p>
          </table:table-cell>
          <table:table-cell/>
          <table:table-cell table:formula="of:=ABS([.B18]-[.F18])" office:value-type="float" office:value="0.0601599999999989" calcext:value-type="float">
            <text:p>0.06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hanol~methane</text:p>
          </table:table-cell>
          <table:table-cell table:formula="of:=[.B18]*-1" office:value-type="float" office:value="6.21409" calcext:value-type="float">
            <text:p>6.2141</text:p>
          </table:table-cell>
          <table:table-cell table:formula="of:=[.C18]" office:value-type="float" office:value="0.0553476154259001" calcext:value-type="float">
            <text:p>0.0553</text:p>
          </table:table-cell>
          <table:table-cell/>
          <table:table-cell office:value-type="string" calcext:value-type="string">
            <text:p>methanol~methane</text:p>
          </table:table-cell>
          <table:table-cell office:value-type="float" office:value="6.19874666666667" calcext:value-type="float">
            <text:p>6.1987</text:p>
          </table:table-cell>
          <table:table-cell office:value-type="float" office:value="0.00792824136307072" calcext:value-type="float">
            <text:p>0.0079</text:p>
          </table:table-cell>
          <table:table-cell/>
          <table:table-cell table:formula="of:=ABS([.B19]-[.F19])" office:value-type="float" office:value="0.0153433333333286" calcext:value-type="float">
            <text:p>0.01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hane~2-methylfuran</text:p>
          </table:table-cell>
          <table:table-cell table:formula="of:=[.B6]-[.B9]" office:value-type="float" office:value="-2.9032" calcext:value-type="float">
            <text:p>-2.9032</text:p>
          </table:table-cell>
          <table:table-cell table:formula="of:=SQRT([.C9]^2+[.C6]^2)" office:value-type="float" office:value="0.0286250997087056" calcext:value-type="float">
            <text:p>0.0286</text:p>
          </table:table-cell>
          <table:table-cell/>
          <table:table-cell office:value-type="string" calcext:value-type="string">
            <text:p>methane~2-methylfuran</text:p>
          </table:table-cell>
          <table:table-cell office:value-type="float" office:value="-2.89495" calcext:value-type="float">
            <text:p>-2.8950</text:p>
          </table:table-cell>
          <table:table-cell office:value-type="float" office:value="0.0637090082589051" calcext:value-type="float">
            <text:p>0.0637</text:p>
          </table:table-cell>
          <table:table-cell/>
          <table:table-cell table:formula="of:=ABS([.B20]-[.F20])" office:value-type="float" office:value="0.00824999999999942" calcext:value-type="float">
            <text:p>0.00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-methylfuran~methane</text:p>
          </table:table-cell>
          <table:table-cell table:formula="of:=[.B20]*-1" office:value-type="float" office:value="2.9032" calcext:value-type="float">
            <text:p>2.9032</text:p>
          </table:table-cell>
          <table:table-cell table:formula="of:=[.C20]" office:value-type="float" office:value="0.0286250997087056" calcext:value-type="float">
            <text:p>0.0286</text:p>
          </table:table-cell>
          <table:table-cell/>
          <table:table-cell office:value-type="string" calcext:value-type="string">
            <text:p>2-methylfuran~methane</text:p>
          </table:table-cell>
          <table:table-cell office:value-type="float" office:value="2.81793333333333" calcext:value-type="float">
            <text:p>2.8179</text:p>
          </table:table-cell>
          <table:table-cell office:value-type="float" office:value="0.035226615568977" calcext:value-type="float">
            <text:p>0.0352</text:p>
          </table:table-cell>
          <table:table-cell/>
          <table:table-cell table:formula="of:=ABS([.B21]-[.F21])" office:value-type="float" office:value="0.0852666666666697" calcext:value-type="float">
            <text:p>0.08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hane~toluene</text:p>
          </table:table-cell>
          <table:table-cell table:formula="of:=[.B10]-[.B9]" office:value-type="float" office:value="-3.0646" calcext:value-type="float">
            <text:p>-3.0646</text:p>
          </table:table-cell>
          <table:table-cell table:formula="of:=SQRT([.C9]^2+[.C10]^2)" office:value-type="float" office:value="0.0307724443834629" calcext:value-type="float">
            <text:p>0.0308</text:p>
          </table:table-cell>
          <table:table-cell/>
          <table:table-cell office:value-type="string" calcext:value-type="string">
            <text:p>methane~toluene</text:p>
          </table:table-cell>
          <table:table-cell office:value-type="float" office:value="-3.07185666666667" calcext:value-type="float">
            <text:p>-3.0719</text:p>
          </table:table-cell>
          <table:table-cell office:value-type="float" office:value="0.0635121115308811" calcext:value-type="float">
            <text:p>0.0635</text:p>
          </table:table-cell>
          <table:table-cell/>
          <table:table-cell table:formula="of:=ABS([.B22]-[.F22])" office:value-type="float" office:value="0.0072566666666698" calcext:value-type="float">
            <text:p>0.00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luene~methane</text:p>
          </table:table-cell>
          <table:table-cell table:formula="of:=[.B22]*-1" office:value-type="float" office:value="3.0646" calcext:value-type="float">
            <text:p>3.0646</text:p>
          </table:table-cell>
          <table:table-cell table:formula="of:=[.C22]" office:value-type="float" office:value="0.0307724443834629" calcext:value-type="float">
            <text:p>0.0308</text:p>
          </table:table-cell>
          <table:table-cell/>
          <table:table-cell office:value-type="string" calcext:value-type="string">
            <text:p>toluene~methane</text:p>
          </table:table-cell>
          <table:table-cell office:value-type="float" office:value="3.09597333333333" calcext:value-type="float">
            <text:p>3.0960</text:p>
          </table:table-cell>
          <table:table-cell office:value-type="float" office:value="0.0630941466733999" calcext:value-type="float">
            <text:p>0.0631</text:p>
          </table:table-cell>
          <table:table-cell/>
          <table:table-cell table:formula="of:=ABS([.B23]-[.F23])" office:value-type="float" office:value="0.0313733333333301" calcext:value-type="float">
            <text:p>0.03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hane~2-methylindole</text:p>
          </table:table-cell>
          <table:table-cell table:formula="of:=[.B5]-[.B9]" office:value-type="float" office:value="-8.57110666666667" calcext:value-type="float">
            <text:p>-8.5711</text:p>
          </table:table-cell>
          <table:table-cell table:formula="of:=SQRT([.C9]^2+[.C5]^2)" office:value-type="float" office:value="0.0438011915743547" calcext:value-type="float">
            <text:p>0.0438</text:p>
          </table:table-cell>
          <table:table-cell/>
          <table:table-cell office:value-type="string" calcext:value-type="string">
            <text:p>methane~2-methylindole</text:p>
          </table:table-cell>
          <table:table-cell office:value-type="float" office:value="-8.61574666666667" calcext:value-type="float">
            <text:p>-8.6157</text:p>
          </table:table-cell>
          <table:table-cell office:value-type="float" office:value="0.0412647235676072" calcext:value-type="float">
            <text:p>0.0413</text:p>
          </table:table-cell>
          <table:table-cell/>
          <table:table-cell table:formula="of:=ABS([.B24]-[.F24])" office:value-type="float" office:value="0.0446400000000047" calcext:value-type="float">
            <text:p>0.04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-methylindole~methane</text:p>
          </table:table-cell>
          <table:table-cell table:formula="of:=[.B24]*-1" office:value-type="float" office:value="8.57110666666667" calcext:value-type="float">
            <text:p>8.5711</text:p>
          </table:table-cell>
          <table:table-cell table:formula="of:=[.C24]" office:value-type="float" office:value="0.0438011915743547" calcext:value-type="float">
            <text:p>0.0438</text:p>
          </table:table-cell>
          <table:table-cell/>
          <table:table-cell office:value-type="string" calcext:value-type="string">
            <text:p>2-methylindole~methane</text:p>
          </table:table-cell>
          <table:table-cell office:value-type="float" office:value="8.72167666666667" calcext:value-type="float">
            <text:p>8.7217</text:p>
          </table:table-cell>
          <table:table-cell office:value-type="float" office:value="0.056747936624261" calcext:value-type="float">
            <text:p>0.0567</text:p>
          </table:table-cell>
          <table:table-cell/>
          <table:table-cell table:formula="of:=ABS([.B25]-[.F25])" office:value-type="float" office:value="0.150570000000005" calcext:value-type="float">
            <text:p>0.15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hane~neopentane</text:p>
          </table:table-cell>
          <table:table-cell table:formula="of:=[.B4]-[.B9]" office:value-type="float" office:value="0.190183333333332" calcext:value-type="float">
            <text:p>0.1902</text:p>
          </table:table-cell>
          <table:table-cell table:formula="of:=SQRT([.C9]^2+[.C4]^2)" office:value-type="float" office:value="0.0601191432351903" calcext:value-type="float">
            <text:p>0.0601</text:p>
          </table:table-cell>
          <table:table-cell/>
          <table:table-cell office:value-type="string" calcext:value-type="string">
            <text:p>methane~neopentane</text:p>
          </table:table-cell>
          <table:table-cell office:value-type="float" office:value="0.405776666666667" calcext:value-type="float">
            <text:p>0.4058</text:p>
          </table:table-cell>
          <table:table-cell office:value-type="float" office:value="0.0617758197931131" calcext:value-type="float">
            <text:p>0.0618</text:p>
          </table:table-cell>
          <table:table-cell/>
          <table:table-cell table:formula="of:=ABS([.B26]-[.F26])" office:value-type="float" office:value="0.215593333333335" calcext:value-type="float">
            <text:p>0.21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pentane~methane</text:p>
          </table:table-cell>
          <table:table-cell table:formula="of:=[.B26]*-1" office:value-type="float" office:value="-0.190183333333332" calcext:value-type="float">
            <text:p>-0.1902</text:p>
          </table:table-cell>
          <table:table-cell table:formula="of:=[.C26]" office:value-type="float" office:value="0.0601191432351903" calcext:value-type="float">
            <text:p>0.0601</text:p>
          </table:table-cell>
          <table:table-cell/>
          <table:table-cell office:value-type="string" calcext:value-type="string">
            <text:p>neopentane~methane</text:p>
          </table:table-cell>
          <table:table-cell office:value-type="float" office:value="-0.142703333333333" calcext:value-type="float">
            <text:p>-0.1427</text:p>
          </table:table-cell>
          <table:table-cell office:value-type="float" office:value="0.142678937283836" calcext:value-type="float">
            <text:p>0.1427</text:p>
          </table:table-cell>
          <table:table-cell/>
          <table:table-cell table:formula="of:=ABS([.B27]-[.F27])" office:value-type="float" office:value="0.0474799999999988" calcext:value-type="float">
            <text:p>0.0475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ethane~neopentane2</text:p>
          </table:table-cell>
          <table:table-cell office:value-type="float" office:value="0.157056666666667" calcext:value-type="float">
            <text:p>0.1571</text:p>
          </table:table-cell>
          <table:table-cell office:value-type="float" office:value="0.0380414091630566" calcext:value-type="float">
            <text:p>0.0380</text:p>
          </table:table-cell>
          <table:table-cell/>
          <table:table-cell table:formula="of:=ABS([.B26]-[.F28])" office:value-type="float" office:value="0.0331266666666648" calcext:value-type="float">
            <text:p>0.033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eopentane2~methane</text:p>
          </table:table-cell>
          <table:table-cell office:value-type="float" office:value="-0.147596666666667" calcext:value-type="float">
            <text:p>-0.1476</text:p>
          </table:table-cell>
          <table:table-cell office:value-type="float" office:value="0.0608081826547855" calcext:value-type="float">
            <text:p>0.0608</text:p>
          </table:table-cell>
          <table:table-cell/>
          <table:table-cell table:formula="of:=ABS([.B27]-[.F29])" office:value-type="float" office:value="0.0425866666666648" calcext:value-type="float">
            <text:p>0.0426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Data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row table:style-name="ro2">
          <table:table-cell table:style-name="ce9" office:value-type="string" calcext:value-type="string">
            <text:p>Run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VACUUM</text:p>
          </table:table-cell>
          <table:table-cell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FUNC</text:p>
          </table:table-cell>
          <table:table-cell office:value-type="string" calcext:value-type="string">
            <text:p>LJ_cor_0</text:p>
          </table:table-cell>
          <table:table-cell office:value-type="string" calcext:value-type="string">
            <text:p>LJ_cor_1</text:p>
          </table:table-cell>
          <table:table-cell office:value-type="string" calcext:value-type="string">
            <text:p>DDG_hyd</text:p>
          </table:table-cell>
        </table:table-row>
        <table:table-row table:style-name="ro1">
          <table:table-cell/>
          <table:table-cell office:value-type="string" calcext:value-type="string">
            <text:p>discharge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van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pentane</text:p>
          </table:table-cell>
          <table:table-cell office:value-type="float" office:value="3.512" calcext:value-type="float">
            <text:p>3.512</text:p>
          </table:table-cell>
          <table:table-cell office:value-type="float" office:value="-3.3006" calcext:value-type="float">
            <text:p>-3.3006</text:p>
          </table:table-cell>
          <table:table-cell office:value-type="float" office:value="6.3732" calcext:value-type="float">
            <text:p>6.3732</text:p>
          </table:table-cell>
          <table:table-cell office:value-type="float" office:value="-5.8112" calcext:value-type="float">
            <text:p>-5.8112</text:p>
          </table:table-cell>
          <table:table-cell office:value-type="float" office:value="2.874" calcext:value-type="float">
            <text:p>2.874</text:p>
          </table:table-cell>
          <table:table-cell office:value-type="float" office:value="-30.74897" calcext:value-type="float">
            <text:p>-30.74897</text:p>
          </table:table-cell>
          <table:table-cell office:value-type="float" office:value="-30.51357" calcext:value-type="float">
            <text:p>-30.51357</text:p>
          </table:table-cell>
          <table:table-cell table:formula="of:=([.B4]+[.C4])-([.D4]+[.E4])+([.F4])+([.H4]-[.G4])" office:value-type="float" office:value="2.7588" calcext:value-type="float">
            <text:p>2.7588</text:p>
          </table:table-cell>
        </table:table-row>
        <table:table-row table:style-name="ro1">
          <table:table-cell office:value-type="string" calcext:value-type="string">
            <text:p>2-methylindole</text:p>
          </table:table-cell>
          <table:table-cell office:value-type="float" office:value="11.998" calcext:value-type="float">
            <text:p>11.998</text:p>
          </table:table-cell>
          <table:table-cell office:value-type="float" office:value="-2.9598" calcext:value-type="float">
            <text:p>-2.9598</text:p>
          </table:table-cell>
          <table:table-cell office:value-type="float" office:value="21.802" calcext:value-type="float">
            <text:p>21.802</text:p>
          </table:table-cell>
          <table:table-cell office:value-type="float" office:value="-4.094" calcext:value-type="float">
            <text:p>-4.094</text:p>
          </table:table-cell>
          <table:table-cell office:value-type="float" office:value="2.37012" calcext:value-type="float">
            <text:p>2.37012</text:p>
          </table:table-cell>
          <table:table-cell office:value-type="float" office:value="-33.65081" calcext:value-type="float">
            <text:p>-33.65081</text:p>
          </table:table-cell>
          <table:table-cell office:value-type="float" office:value="-33.37572" calcext:value-type="float">
            <text:p>-33.37572</text:p>
          </table:table-cell>
          <table:table-cell table:formula="of:=([.B5]+[.C5])-([.D5]+[.E5])+([.F5])+([.H5]-[.G5])" office:value-type="float" office:value="-6.02459" calcext:value-type="float">
            <text:p>-6.02459</text:p>
          </table:table-cell>
        </table:table-row>
        <table:table-row table:style-name="ro1">
          <table:table-cell office:value-type="string" calcext:value-type="string">
            <text:p>2-methylfuran</text:p>
          </table:table-cell>
          <table:table-cell office:value-type="float" office:value="8.1165" calcext:value-type="float">
            <text:p>8.1165</text:p>
          </table:table-cell>
          <table:table-cell office:value-type="float" office:value="0.1628" calcext:value-type="float">
            <text:p>0.1628</text:p>
          </table:table-cell>
          <table:table-cell office:value-type="float" office:value="12.1146" calcext:value-type="float">
            <text:p>12.1146</text:p>
          </table:table-cell>
          <table:table-cell office:value-type="float" office:value="-1.3958" calcext:value-type="float">
            <text:p>-1.3958</text:p>
          </table:table-cell>
          <table:table-cell office:value-type="float" office:value="1.84938" calcext:value-type="float">
            <text:p>1.84938</text:p>
          </table:table-cell>
          <table:table-cell office:value-type="float" office:value="-30.00341" calcext:value-type="float">
            <text:p>-30.00341</text:p>
          </table:table-cell>
          <table:table-cell office:value-type="float" office:value="-29.83221" calcext:value-type="float">
            <text:p>-29.83221</text:p>
          </table:table-cell>
          <table:table-cell table:formula="of:=([.B6]+[.C6])-([.D6]+[.E6])+([.F6])+([.H6]-[.G6])" office:value-type="float" office:value="-0.41892" calcext:value-type="float">
            <text:p>-0.41892</text:p>
          </table:table-cell>
        </table:table-row>
        <table:table-row table:style-name="ro1">
          <table:table-cell office:value-type="string" calcext:value-type="string">
            <text:p>methanol</text:p>
          </table:table-cell>
          <table:table-cell office:value-type="float" office:value="-3.8208" calcext:value-type="float">
            <text:p>-3.8208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-1.5939" calcext:value-type="float">
            <text:p>-1.5939</text:p>
          </table:table-cell>
          <table:table-cell office:value-type="float" office:value="-0" calcext:value-type="float">
            <text:p>0</text:p>
          </table:table-cell>
          <table:table-cell office:value-type="float" office:value="-25.4699" calcext:value-type="float">
            <text:p>-25.4699</text:p>
          </table:table-cell>
          <table:table-cell office:value-type="float" office:value="-25.38085" calcext:value-type="float">
            <text:p>-25.38085</text:p>
          </table:table-cell>
          <table:table-cell table:formula="of:=([.B7]+[.C7])-([.D7]+[.E7])+([.F7])+([.H7]-[.G7])" office:value-type="float" office:value="-3.67785" calcext:value-type="float">
            <text:p>-3.67785</text:p>
          </table:table-cell>
        </table:table-row>
        <table:table-row table:style-name="ro1">
          <table:table-cell office:value-type="string" calcext:value-type="string">
            <text:p>ethane</text:p>
          </table:table-cell>
          <table:table-cell office:value-type="float" office:value="-0.9166" calcext:value-type="float">
            <text:p>-0.9166</text:p>
          </table:table-cell>
          <table:table-cell office:value-type="float" office:value="-0.1264" calcext:value-type="float">
            <text:p>-0.1264</text:p>
          </table:table-cell>
          <table:table-cell office:value-type="float" office:value="-0.9261" calcext:value-type="float">
            <text:p>-0.9261</text:p>
          </table:table-cell>
          <table:table-cell office:value-type="float" office:value="-2.5242" calcext:value-type="float">
            <text:p>-2.5242</text:p>
          </table:table-cell>
          <table:table-cell office:value-type="float" office:value="-0" calcext:value-type="float">
            <text:p>0</text:p>
          </table:table-cell>
          <table:table-cell office:value-type="float" office:value="-26.12419" calcext:value-type="float">
            <text:p>-26.12419</text:p>
          </table:table-cell>
          <table:table-cell office:value-type="float" office:value="-25.97341" calcext:value-type="float">
            <text:p>-25.97341</text:p>
          </table:table-cell>
          <table:table-cell table:formula="of:=([.B8]+[.C8])-([.D8]+[.E8])+([.F8])+([.H8]-[.G8])" office:value-type="float" office:value="2.55808" calcext:value-type="float">
            <text:p>2.55808</text:p>
          </table:table-cell>
        </table:table-row>
        <table:table-row table:style-name="ro1">
          <table:table-cell office:value-type="string" calcext:value-type="string">
            <text:p>metha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2.4969" calcext:value-type="float">
            <text:p>-2.4969</text:p>
          </table:table-cell>
          <table:table-cell office:value-type="float" office:value="0" calcext:value-type="float">
            <text:p>0</text:p>
          </table:table-cell>
          <table:table-cell office:value-type="float" office:value="-24.80038" calcext:value-type="float">
            <text:p>-24.80038</text:p>
          </table:table-cell>
          <table:table-cell office:value-type="float" office:value="-24.76497" calcext:value-type="float">
            <text:p>-24.76497</text:p>
          </table:table-cell>
          <table:table-cell table:formula="of:=([.B9]+[.C9])-([.D9]+[.E9])+([.F9])+([.H9]-[.G9])" office:value-type="float" office:value="2.53571" calcext:value-type="float">
            <text:p>2.53571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float" office:value="1.2794" calcext:value-type="float">
            <text:p>1.2794</text:p>
          </table:table-cell>
          <table:table-cell office:value-type="float" office:value="-3.8816" calcext:value-type="float">
            <text:p>-3.8816</text:p>
          </table:table-cell>
          <table:table-cell office:value-type="float" office:value="6.1641" calcext:value-type="float">
            <text:p>6.1641</text:p>
          </table:table-cell>
          <table:table-cell office:value-type="float" office:value="-5.9501" calcext:value-type="float">
            <text:p>-5.9501</text:p>
          </table:table-cell>
          <table:table-cell office:value-type="float" office:value="2.00786" calcext:value-type="float">
            <text:p>2.00786</text:p>
          </table:table-cell>
          <table:table-cell office:value-type="float" office:value="-31.49565" calcext:value-type="float">
            <text:p>-31.49565</text:p>
          </table:table-cell>
          <table:table-cell office:value-type="float" office:value="-31.23018" calcext:value-type="float">
            <text:p>-31.23018</text:p>
          </table:table-cell>
          <table:table-cell table:formula="of:=([.B10]+[.C10])-([.D10]+[.E10])+([.F10])+([.H10]-[.G10])" office:value-type="float" office:value="-0.54287" calcext:value-type="float">
            <text:p>-0.5428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9" office:value-type="string" calcext:value-type="string">
            <text:p>Run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VACUUM</text:p>
          </table:table-cell>
          <table:table-cell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FUNC</text:p>
          </table:table-cell>
          <table:table-cell office:value-type="string" calcext:value-type="string">
            <text:p>LJ_cor_0</text:p>
          </table:table-cell>
          <table:table-cell office:value-type="string" calcext:value-type="string">
            <text:p>LJ_cor_1</text:p>
          </table:table-cell>
          <table:table-cell office:value-type="string" calcext:value-type="string">
            <text:p>DDG_hyd</text:p>
          </table:table-cell>
        </table:table-row>
        <table:table-row table:style-name="ro1">
          <table:table-cell/>
          <table:table-cell office:value-type="string" calcext:value-type="string">
            <text:p>discharge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van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pentane</text:p>
          </table:table-cell>
          <table:table-cell office:value-type="float" office:value="3.512" calcext:value-type="float">
            <text:p>3.512</text:p>
          </table:table-cell>
          <table:table-cell office:value-type="float" office:value="-3.3096" calcext:value-type="float">
            <text:p>-3.3096</text:p>
          </table:table-cell>
          <table:table-cell office:value-type="float" office:value="6.373" calcext:value-type="float">
            <text:p>6.373</text:p>
          </table:table-cell>
          <table:table-cell office:value-type="float" office:value="-5.7463" calcext:value-type="float">
            <text:p>-5.7463</text:p>
          </table:table-cell>
          <table:table-cell office:value-type="float" office:value="2.87417" calcext:value-type="float">
            <text:p>2.87417</text:p>
          </table:table-cell>
          <table:table-cell office:value-type="float" office:value="-30.70442" calcext:value-type="float">
            <text:p>-30.70442</text:p>
          </table:table-cell>
          <table:table-cell office:value-type="float" office:value="-30.53997" calcext:value-type="float">
            <text:p>-30.53997</text:p>
          </table:table-cell>
          <table:table-cell table:formula="of:=([.B16]+[.C16])-([.D16]+[.E16])+([.F16])+([.H16]-[.G16])" office:value-type="float" office:value="2.61432" calcext:value-type="float">
            <text:p>2.61432</text:p>
          </table:table-cell>
        </table:table-row>
        <table:table-row table:style-name="ro1">
          <table:table-cell office:value-type="string" calcext:value-type="string">
            <text:p>2-methylindole</text:p>
          </table:table-cell>
          <table:table-cell office:value-type="float" office:value="11.9981" calcext:value-type="float">
            <text:p>11.9981</text:p>
          </table:table-cell>
          <table:table-cell office:value-type="float" office:value="-2.9661" calcext:value-type="float">
            <text:p>-2.9661</text:p>
          </table:table-cell>
          <table:table-cell office:value-type="float" office:value="21.8234" calcext:value-type="float">
            <text:p>21.8234</text:p>
          </table:table-cell>
          <table:table-cell office:value-type="float" office:value="-4.0832" calcext:value-type="float">
            <text:p>-4.0832</text:p>
          </table:table-cell>
          <table:table-cell office:value-type="float" office:value="2.36895" calcext:value-type="float">
            <text:p>2.36895</text:p>
          </table:table-cell>
          <table:table-cell office:value-type="float" office:value="-33.71817" calcext:value-type="float">
            <text:p>-33.71817</text:p>
          </table:table-cell>
          <table:table-cell office:value-type="float" office:value="-33.40277" calcext:value-type="float">
            <text:p>-33.40277</text:p>
          </table:table-cell>
          <table:table-cell table:formula="of:=([.B17]+[.C17])-([.D17]+[.E17])+([.F17])+([.H17]-[.G17])" office:value-type="float" office:value="-6.02385" calcext:value-type="float">
            <text:p>-6.02385</text:p>
          </table:table-cell>
        </table:table-row>
        <table:table-row table:style-name="ro1">
          <table:table-cell office:value-type="string" calcext:value-type="string">
            <text:p>2-methylfuran</text:p>
          </table:table-cell>
          <table:table-cell office:value-type="float" office:value="8.1162" calcext:value-type="float">
            <text:p>8.1162</text:p>
          </table:table-cell>
          <table:table-cell office:value-type="float" office:value="0.1637" calcext:value-type="float">
            <text:p>0.1637</text:p>
          </table:table-cell>
          <table:table-cell office:value-type="float" office:value="12.1087" calcext:value-type="float">
            <text:p>12.1087</text:p>
          </table:table-cell>
          <table:table-cell office:value-type="float" office:value="-1.4257" calcext:value-type="float">
            <text:p>-1.4257</text:p>
          </table:table-cell>
          <table:table-cell office:value-type="float" office:value="1.84939" calcext:value-type="float">
            <text:p>1.84939</text:p>
          </table:table-cell>
          <table:table-cell office:value-type="float" office:value="-30.03115" calcext:value-type="float">
            <text:p>-30.03115</text:p>
          </table:table-cell>
          <table:table-cell office:value-type="float" office:value="-29.85076" calcext:value-type="float">
            <text:p>-29.85076</text:p>
          </table:table-cell>
          <table:table-cell table:formula="of:=([.B18]+[.C18])-([.D18]+[.E18])+([.F18])+([.H18]-[.G18])" office:value-type="float" office:value="-0.373320000000001" calcext:value-type="float">
            <text:p>-0.37332</text:p>
          </table:table-cell>
        </table:table-row>
        <table:table-row table:style-name="ro1">
          <table:table-cell office:value-type="string" calcext:value-type="string">
            <text:p>methanol</text:p>
          </table:table-cell>
          <table:table-cell office:value-type="float" office:value="-3.8211" calcext:value-type="float">
            <text:p>-3.8211</text:p>
          </table:table-cell>
          <table:table-cell office:value-type="float" office:value="0" calcext:value-type="float">
            <text:p>0</text:p>
          </table:table-cell>
          <table:table-cell office:value-type="float" office:value="1.5679" calcext:value-type="float">
            <text:p>1.5679</text:p>
          </table:table-cell>
          <table:table-cell office:value-type="float" office:value="-1.6245" calcext:value-type="float">
            <text:p>-1.6245</text:p>
          </table:table-cell>
          <table:table-cell office:value-type="float" office:value="-0" calcext:value-type="float">
            <text:p>0</text:p>
          </table:table-cell>
          <table:table-cell office:value-type="float" office:value="-25.47849" calcext:value-type="float">
            <text:p>-25.47849</text:p>
          </table:table-cell>
          <table:table-cell office:value-type="float" office:value="-25.35275" calcext:value-type="float">
            <text:p>-25.35275</text:p>
          </table:table-cell>
          <table:table-cell table:formula="of:=([.B19]+[.C19])-([.D19]+[.E19])+([.F19])+([.H19]-[.G19])" office:value-type="float" office:value="-3.63876" calcext:value-type="float">
            <text:p>-3.63876</text:p>
          </table:table-cell>
        </table:table-row>
        <table:table-row table:style-name="ro1">
          <table:table-cell office:value-type="string" calcext:value-type="string">
            <text:p>ethane</text:p>
          </table:table-cell>
          <table:table-cell office:value-type="float" office:value="-0.9166" calcext:value-type="float">
            <text:p>-0.9166</text:p>
          </table:table-cell>
          <table:table-cell office:value-type="float" office:value="-0.1264" calcext:value-type="float">
            <text:p>-0.1264</text:p>
          </table:table-cell>
          <table:table-cell office:value-type="float" office:value="-0.9258" calcext:value-type="float">
            <text:p>-0.9258</text:p>
          </table:table-cell>
          <table:table-cell office:value-type="float" office:value="-2.6018" calcext:value-type="float">
            <text:p>-2.6018</text:p>
          </table:table-cell>
          <table:table-cell office:value-type="float" office:value="-0" calcext:value-type="float">
            <text:p>0</text:p>
          </table:table-cell>
          <table:table-cell office:value-type="float" office:value="-26.08205" calcext:value-type="float">
            <text:p>-26.08205</text:p>
          </table:table-cell>
          <table:table-cell office:value-type="float" office:value="-26.00509" calcext:value-type="float">
            <text:p>-26.00509</text:p>
          </table:table-cell>
          <table:table-cell table:formula="of:=([.B20]+[.C20])-([.D20]+[.E20])+([.F20])+([.H20]-[.G20])" office:value-type="float" office:value="2.56156" calcext:value-type="float">
            <text:p>2.56156</text:p>
          </table:table-cell>
        </table:table-row>
        <table:table-row table:style-name="ro1">
          <table:table-cell office:value-type="string" calcext:value-type="string">
            <text:p>metha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float" office:value="1.2794" calcext:value-type="float">
            <text:p>1.2794</text:p>
          </table:table-cell>
          <table:table-cell office:value-type="float" office:value="-3.8847" calcext:value-type="float">
            <text:p>-3.8847</text:p>
          </table:table-cell>
          <table:table-cell office:value-type="float" office:value="6.1606" calcext:value-type="float">
            <text:p>6.1606</text:p>
          </table:table-cell>
          <table:table-cell office:value-type="float" office:value="-5.9725" calcext:value-type="float">
            <text:p>-5.9725</text:p>
          </table:table-cell>
          <table:table-cell office:value-type="float" office:value="2.0079" calcext:value-type="float">
            <text:p>2.0079</text:p>
          </table:table-cell>
          <table:table-cell office:value-type="float" office:value="-31.47018" calcext:value-type="float">
            <text:p>-31.47018</text:p>
          </table:table-cell>
          <table:table-cell office:value-type="float" office:value="-31.20568" calcext:value-type="float">
            <text:p>-31.20568</text:p>
          </table:table-cell>
          <table:table-cell table:formula="of:=([.B22]+[.C22])-([.D22]+[.E22])+([.F22])+([.H22]-[.G22])" office:value-type="float" office:value="-0.521000000000001" calcext:value-type="float">
            <text:p>-0.52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9" office:value-type="string" calcext:value-type="string">
            <text:p>Run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ph</text:p>
          </table:table-cell>
          <table:table-cell office:value-type="string" calcext:value-type="string">
            <text:p>VACUUM</text:p>
          </table:table-cell>
          <table:table-cell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FUNC</text:p>
          </table:table-cell>
          <table:table-cell office:value-type="string" calcext:value-type="string">
            <text:p>LJ_cor_0</text:p>
          </table:table-cell>
          <table:table-cell office:value-type="string" calcext:value-type="string">
            <text:p>LJ_cor_1</text:p>
          </table:table-cell>
          <table:table-cell office:value-type="string" calcext:value-type="string">
            <text:p>DDG_hyd</text:p>
          </table:table-cell>
        </table:table-row>
        <table:table-row table:style-name="ro1">
          <table:table-cell/>
          <table:table-cell office:value-type="string" calcext:value-type="string">
            <text:p>discharge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van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pentane</text:p>
          </table:table-cell>
          <table:table-cell office:value-type="float" office:value="3.512" calcext:value-type="float">
            <text:p>3.512</text:p>
          </table:table-cell>
          <table:table-cell office:value-type="float" office:value="-3.293" calcext:value-type="float">
            <text:p>-3.293</text:p>
          </table:table-cell>
          <table:table-cell office:value-type="float" office:value="6.3738" calcext:value-type="float">
            <text:p>6.3738</text:p>
          </table:table-cell>
          <table:table-cell office:value-type="float" office:value="-5.8759" calcext:value-type="float">
            <text:p>-5.8759</text:p>
          </table:table-cell>
          <table:table-cell office:value-type="float" office:value="2.87368" calcext:value-type="float">
            <text:p>2.87368</text:p>
          </table:table-cell>
          <table:table-cell office:value-type="float" office:value="-30.71699" calcext:value-type="float">
            <text:p>-30.71699</text:p>
          </table:table-cell>
          <table:table-cell office:value-type="float" office:value="-30.56753" calcext:value-type="float">
            <text:p>-30.56753</text:p>
          </table:table-cell>
          <table:table-cell table:formula="of:=([.B28]+[.C28])-([.D28]+[.E28])+([.F28])+([.H28]-[.G28])" office:value-type="float" office:value="2.74424" calcext:value-type="float">
            <text:p>2.74424</text:p>
          </table:table-cell>
        </table:table-row>
        <table:table-row table:style-name="ro1">
          <table:table-cell office:value-type="string" calcext:value-type="string">
            <text:p>2-methylindole</text:p>
          </table:table-cell>
          <table:table-cell office:value-type="float" office:value="11.9976" calcext:value-type="float">
            <text:p>11.9976</text:p>
          </table:table-cell>
          <table:table-cell office:value-type="float" office:value="-2.9658" calcext:value-type="float">
            <text:p>-2.9658</text:p>
          </table:table-cell>
          <table:table-cell office:value-type="float" office:value="21.8151" calcext:value-type="float">
            <text:p>21.8151</text:p>
          </table:table-cell>
          <table:table-cell office:value-type="float" office:value="-3.9977" calcext:value-type="float">
            <text:p>-3.9977</text:p>
          </table:table-cell>
          <table:table-cell office:value-type="float" office:value="2.37146" calcext:value-type="float">
            <text:p>2.37146</text:p>
          </table:table-cell>
          <table:table-cell office:value-type="float" office:value="-33.67056" calcext:value-type="float">
            <text:p>-33.67056</text:p>
          </table:table-cell>
          <table:table-cell office:value-type="float" office:value="-33.37449" calcext:value-type="float">
            <text:p>-33.37449</text:p>
          </table:table-cell>
          <table:table-cell table:formula="of:=([.B29]+[.C29])-([.D29]+[.E29])+([.F29])+([.H29]-[.G29])" office:value-type="float" office:value="-6.11807" calcext:value-type="float">
            <text:p>-6.11807</text:p>
          </table:table-cell>
        </table:table-row>
        <table:table-row table:style-name="ro1">
          <table:table-cell office:value-type="string" calcext:value-type="string">
            <text:p>2-methylfuran</text:p>
          </table:table-cell>
          <table:table-cell office:value-type="float" office:value="8.116" calcext:value-type="float">
            <text:p>8.116</text:p>
          </table:table-cell>
          <table:table-cell office:value-type="float" office:value="0.1633" calcext:value-type="float">
            <text:p>0.1633</text:p>
          </table:table-cell>
          <table:table-cell office:value-type="float" office:value="12.1259" calcext:value-type="float">
            <text:p>12.1259</text:p>
          </table:table-cell>
          <table:table-cell office:value-type="float" office:value="-1.4167" calcext:value-type="float">
            <text:p>-1.4167</text:p>
          </table:table-cell>
          <table:table-cell office:value-type="float" office:value="1.84908" calcext:value-type="float">
            <text:p>1.84908</text:p>
          </table:table-cell>
          <table:table-cell office:value-type="float" office:value="-30.03515" calcext:value-type="float">
            <text:p>-30.03515</text:p>
          </table:table-cell>
          <table:table-cell office:value-type="float" office:value="-29.82488" calcext:value-type="float">
            <text:p>-29.82488</text:p>
          </table:table-cell>
          <table:table-cell table:formula="of:=([.B30]+[.C30])-([.D30]+[.E30])+([.F30])+([.H30]-[.G30])" office:value-type="float" office:value="-0.370549999999999" calcext:value-type="float">
            <text:p>-0.37055</text:p>
          </table:table-cell>
        </table:table-row>
        <table:table-row table:style-name="ro1">
          <table:table-cell office:value-type="string" calcext:value-type="string">
            <text:p>methanol</text:p>
          </table:table-cell>
          <table:table-cell office:value-type="float" office:value="-3.8212" calcext:value-type="float">
            <text:p>-3.8212</text:p>
          </table:table-cell>
          <table:table-cell office:value-type="float" office:value="0" calcext:value-type="float">
            <text:p>0</text:p>
          </table:table-cell>
          <table:table-cell office:value-type="float" office:value="1.5781" calcext:value-type="float">
            <text:p>1.5781</text:p>
          </table:table-cell>
          <table:table-cell office:value-type="float" office:value="-1.5329" calcext:value-type="float">
            <text:p>-1.5329</text:p>
          </table:table-cell>
          <table:table-cell office:value-type="float" office:value="-0" calcext:value-type="float">
            <text:p>0</text:p>
          </table:table-cell>
          <table:table-cell office:value-type="float" office:value="-25.39859" calcext:value-type="float">
            <text:p>-25.39859</text:p>
          </table:table-cell>
          <table:table-cell office:value-type="float" office:value="-25.31104" calcext:value-type="float">
            <text:p>-25.31104</text:p>
          </table:table-cell>
          <table:table-cell table:formula="of:=([.B31]+[.C31])-([.D31]+[.E31])+([.F31])+([.H31]-[.G31])" office:value-type="float" office:value="-3.77885" calcext:value-type="float">
            <text:p>-3.77885</text:p>
          </table:table-cell>
        </table:table-row>
        <table:table-row table:style-name="ro1">
          <table:table-cell office:value-type="string" calcext:value-type="string">
            <text:p>ethane</text:p>
          </table:table-cell>
          <table:table-cell office:value-type="float" office:value="-0.9166" calcext:value-type="float">
            <text:p>-0.9166</text:p>
          </table:table-cell>
          <table:table-cell office:value-type="float" office:value="-0.1258" calcext:value-type="float">
            <text:p>-0.1258</text:p>
          </table:table-cell>
          <table:table-cell office:value-type="float" office:value="-0.9266" calcext:value-type="float">
            <text:p>-0.9266</text:p>
          </table:table-cell>
          <table:table-cell office:value-type="float" office:value="-2.5807" calcext:value-type="float">
            <text:p>-2.5807</text:p>
          </table:table-cell>
          <table:table-cell office:value-type="float" office:value="-0" calcext:value-type="float">
            <text:p>0</text:p>
          </table:table-cell>
          <table:table-cell office:value-type="float" office:value="-26.07783" calcext:value-type="float">
            <text:p>-26.07783</text:p>
          </table:table-cell>
          <table:table-cell office:value-type="float" office:value="-25.9785" calcext:value-type="float">
            <text:p>-25.9785</text:p>
          </table:table-cell>
          <table:table-cell table:formula="of:=([.B32]+[.C32])-([.D32]+[.E32])+([.F32])+([.H32]-[.G32])" office:value-type="float" office:value="2.56423" calcext:value-type="float">
            <text:p>2.56423</text:p>
          </table:table-cell>
        </table:table-row>
        <table:table-row table:style-name="ro1">
          <table:table-cell office:value-type="string" calcext:value-type="string">
            <text:p>metha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2.403" calcext:value-type="float">
            <text:p>-2.403</text:p>
          </table:table-cell>
          <table:table-cell office:value-type="float" office:value="-0" calcext:value-type="float">
            <text:p>0</text:p>
          </table:table-cell>
          <table:table-cell office:value-type="float" office:value="-24.79657" calcext:value-type="float">
            <text:p>-24.79657</text:p>
          </table:table-cell>
          <table:table-cell office:value-type="float" office:value="-24.72177" calcext:value-type="float">
            <text:p>-24.72177</text:p>
          </table:table-cell>
          <table:table-cell table:formula="of:=([.B33]+[.C33])-([.D33]+[.E33])+([.F33])+([.H33]-[.G33])" office:value-type="float" office:value="2.4811" calcext:value-type="float">
            <text:p>2.4811</text:p>
          </table:table-cell>
        </table:table-row>
        <table:table-row table:style-name="ro1">
          <table:table-cell office:value-type="string" calcext:value-type="string">
            <text:p>toluene</text:p>
          </table:table-cell>
          <table:table-cell office:value-type="float" office:value="1.2793" calcext:value-type="float">
            <text:p>1.2793</text:p>
          </table:table-cell>
          <table:table-cell office:value-type="float" office:value="-3.8829" calcext:value-type="float">
            <text:p>-3.8829</text:p>
          </table:table-cell>
          <table:table-cell office:value-type="float" office:value="6.1635" calcext:value-type="float">
            <text:p>6.1635</text:p>
          </table:table-cell>
          <table:table-cell office:value-type="float" office:value="-5.9562" calcext:value-type="float">
            <text:p>-5.9562</text:p>
          </table:table-cell>
          <table:table-cell office:value-type="float" office:value="2.00894" calcext:value-type="float">
            <text:p>2.00894</text:p>
          </table:table-cell>
          <table:table-cell office:value-type="float" office:value="-31.48677" calcext:value-type="float">
            <text:p>-31.48677</text:p>
          </table:table-cell>
          <table:table-cell office:value-type="float" office:value="-31.26793" calcext:value-type="float">
            <text:p>-31.26793</text:p>
          </table:table-cell>
          <table:table-cell table:formula="of:=([.B34]+[.C34])-([.D34]+[.E34])+([.F34])+([.H34]-[.G34])" office:value-type="float" office:value="-0.58312" calcext:value-type="float">
            <text:p>-0.5831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2-cyclopentanylindole</text:p>
          </table:table-cell>
          <table:table-cell office:value-type="float" office:value="16.2514" calcext:value-type="float">
            <text:p>16.2514</text:p>
          </table:table-cell>
          <table:table-cell office:value-type="float" office:value="-4.2672" calcext:value-type="float">
            <text:p>-4.2672</text:p>
          </table:table-cell>
          <table:table-cell office:value-type="float" office:value="23.3811" calcext:value-type="float">
            <text:p>23.3811</text:p>
          </table:table-cell>
          <table:table-cell office:value-type="float" office:value="-4.8899" calcext:value-type="float">
            <text:p>-4.8899</text:p>
          </table:table-cell>
          <table:table-cell office:value-type="float" office:value="-0.35423" calcext:value-type="float">
            <text:p>-0.35423</text:p>
          </table:table-cell>
          <table:table-cell office:value-type="float" office:value="-39.24742" calcext:value-type="float">
            <text:p>-39.24742</text:p>
          </table:table-cell>
          <table:table-cell office:value-type="float" office:value="-39.18396" calcext:value-type="float">
            <text:p>-39.18396</text:p>
          </table:table-cell>
          <table:table-cell/>
        </table:table-row>
        <table:table-row table:style-name="ro1">
          <table:table-cell office:value-type="string" calcext:value-type="string">
            <text:p>7-cyclopentanylindole</text:p>
          </table:table-cell>
          <table:table-cell office:value-type="float" office:value="-1.0892" calcext:value-type="float">
            <text:p>-1.0892</text:p>
          </table:table-cell>
          <table:table-cell office:value-type="float" office:value="-5.3366" calcext:value-type="float">
            <text:p>-5.3366</text:p>
          </table:table-cell>
          <table:table-cell office:value-type="float" office:value="-1.0892" calcext:value-type="float">
            <text:p>-1.0892</text:p>
          </table:table-cell>
          <table:table-cell office:value-type="float" office:value="-3.421" calcext:value-type="float">
            <text:p>-3.421</text:p>
          </table:table-cell>
          <table:table-cell office:value-type="float" office:value="999" calcext:value-type="float">
            <text:p>999</text:p>
          </table:table-cell>
          <table:table-cell office:value-type="float" office:value="-37.3041" calcext:value-type="float">
            <text:p>-37.3041</text:p>
          </table:table-cell>
          <table:table-cell office:value-type="float" office:value="-37.08529" calcext:value-type="float">
            <text:p>-37.085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0" number:min-integer-digits="4"/>
    </number:number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15:19:57.744764827</dc:date>
    <meta:generator>LibreOffice/4.2.8.2$Linux_X86_64 LibreOffice_project/420m0$Build-2</meta:generator>
    <meta:editing-duration>PT11M29S</meta:editing-duration>
    <meta:editing-cycles>2</meta:editing-cycles>
    <meta:document-statistic meta:table-count="2" meta:cell-count="380" meta:object-count="0"/>
  </office:meta>
</office:document-meta>
</file>